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graphics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9/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version="1.2" manifest:media-type="application/vnd.oasis.opendocument.graphics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outline1">
      <style:graphic-properties fo:min-height="5.326cm"/>
      <style:paragraph-properties style:writing-mode="lr-tb"/>
    </style:style>
    <style:style style:name="pr10" style:family="presentation" style:parent-style-name="標準_20_1_5f_-title">
      <style:graphic-properties draw:auto-grow-height="true" fo:min-height="2.163cm"/>
      <style:paragraph-properties style:writing-mode="lr-tb"/>
    </style:style>
    <style:style style:name="pr11" style:family="presentation" style:parent-style-name="標準_20_1_5f_-outline1">
      <style:graphic-properties draw:auto-grow-height="true" fo:min-height="15.5cm"/>
      <style:paragraph-properties style:writing-mode="lr-tb"/>
    </style:style>
    <style:style style:name="pr12" style:family="presentation" style:parent-style-name="標準_20_1_5f_-notes">
      <style:graphic-properties draw:fill-color="#ffffff" fo:min-height="13.364cm"/>
      <style:paragraph-properties style:writing-mode="lr-tb"/>
    </style:style>
    <style:style style:name="pr13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1.194cm" fo:margin-right="0cm" fo:margin-top="0cm" fo:margin-bottom="0.203cm" fo:line-height="100%" fo:text-align="justify" fo:text-indent="0cm"/>
    </style:style>
    <style:style style:name="P9" style:family="paragraph">
      <style:paragraph-properties fo:line-height="150%" fo:text-align="justify"/>
    </style:style>
    <style:style style:name="P10" style:family="paragraph">
      <style:paragraph-properties fo:margin-left="1.194cm" fo:margin-right="0cm" fo:margin-top="0cm" fo:margin-bottom="0.203cm" fo:line-height="100%" fo:text-align="justify" fo:text-indent="0cm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1pt" style:font-size-complex="11pt"/>
    </style:style>
    <style:style style:name="T5" style:family="text">
      <style:text-properties style:text-position="-28% 58%" fo:font-size="18pt" style:font-size-asian="11pt" style:font-size-complex="11pt"/>
    </style:style>
    <style:style style:name="T6" style:family="text">
      <style:text-properties style:text-position="28% 58%" fo:font-size="18pt" style:font-size-asian="11pt" style:font-size-complex="11pt"/>
    </style:style>
    <style:style style:name="T7" style:family="text">
      <style:text-properties fo:color="#333333" style:text-outline="false" style:text-line-through-style="none" style:text-line-through-type="none" style:font-name="Albany" fo:font-size="18pt" fo:font-style="normal" fo:text-shadow="none" style:text-underline-style="none" fo:font-weight="normal" style:font-name-asian="標楷體2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Piezoelectricity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Millimetre size actuation and sensing</text:p>
              </text:list-item>
              <text:list-item>
                <text:p>Resonance for actuation and sensing</text:p>
                <text:list>
                  <text:list-item>
                    <text:p>Focused energy delivery</text:p>
                  </text:list-item>
                  <text:list-item>
                    <text:p>Inherent filtering</text:p>
                  </text:list-item>
                </text:list>
              </text:list-item>
              <text:list-item>
                <text:p>Piezoresistivity and piezoelectricity</text:p>
              </text:list-item>
              <text:list-item>
                <text:p>Electrical characterisitics</text:p>
              </text:list-item>
              <text:list-item>
                <text:p>Ap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3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Resistivity – Ohm’s law</text:p>
          </draw:text-box>
        </draw:frame>
        <draw:frame presentation:style-name="pr8" draw:text-style-name="P6" draw:layer="layout" svg:width="13.296cm" svg:height="15.5cm" svg:x="0.5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Isotropic material</text:p>
              </text:list-item>
            </text:list>
          </draw:text-box>
        </draw:frame>
        <draw:frame draw:style-name="gr2" draw:text-style-name="P7" draw:layer="layout" svg:width="2.18cm" svg:height="1.974cm" svg:x="13.337cm" svg:y="6.2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7" draw:layer="layout" svg:width="7.932cm" svg:height="1.974cm" svg:x="12.824cm" svg:y="10.0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3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Resistivity – non-isotropic material</text:p>
          </draw:text-box>
        </draw:frame>
        <draw:frame presentation:style-name="pr8" draw:text-style-name="P6" draw:layer="layout" svg:width="13.296cm" svg:height="15.5cm" svg:x="0.5cm" svg:y="4cm" presentation:class="outline" presentation:user-transformed="true">
          <draw:text-box>
            <text:list text:style-name="L3">
              <text:list-item>
                <text:p>General non-isotropic material</text:p>
                <text:list>
                  <text:list-item>
                    <text:p>e.g., biological tissue</text:p>
                  </text:list-item>
                </text:list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7" draw:layer="layout" svg:width="8.934cm" svg:height="3.261cm" svg:x="14.537cm" svg:y="5.73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7" draw:layer="layout" svg:width="5.244cm" svg:height="1.717cm" svg:x="14.651cm" svg:y="10.3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3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Piezoresistivity</text:p>
          </draw:text-box>
        </draw:frame>
        <draw:frame presentation:style-name="pr9" draw:text-style-name="P6" draw:layer="layout" svg:width="24.95cm" svg:height="5.326cm" svg:x="0.5cm" svg:y="4cm" presentation:class="outline" presentation:user-transformed="true">
          <draw:text-box>
            <text:list text:style-name="L3">
              <text:list-item>
                <text:p>In material like silicon there is a mechanical stress related component of resistivity</text:p>
              </text:list-item>
              <text:list-item>
                <text:p>If there is stress (force/area) in direction <text:span text:style-name="T3">k</text:span> and a piezoresistive coefficient corresponding to normal and shear stresses, the effective electric field is:</text:p>
              </text:list-item>
            </text:list>
          </draw:text-box>
        </draw:frame>
        <draw:frame draw:style-name="gr2" draw:text-style-name="P7" draw:layer="layout" svg:width="14.049cm" svg:height="1.717cm" svg:x="4.274cm" svg:y="12.0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. Polarization of charge in a dielectric<text:line-break/>B. Mechanical stress in solids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Charge per unit area depends on the permittivity and the electric field</text:p>
              </text:list-item>
              <text:list-item>
                <text:p>Capacitance</text:p>
                <text:p/>
                <text:p/>
                <text:p/>
                <text:p/>
              </text:list-item>
              <text:list-item>
                <text:p>Stress in solids</text:p>
              </text:list-item>
            </text:list>
          </draw:text-box>
        </draw:frame>
        <draw:frame draw:style-name="gr2" draw:text-style-name="P7" draw:layer="layout" svg:width="3.407cm" svg:height="2.474cm" svg:x="16.322cm" svg:y="4.8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7" draw:layer="layout" svg:width="4.273cm" svg:height="1.973cm" svg:x="18.302cm" svg:y="8.3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7" draw:layer="layout" svg:width="5.573cm" svg:height="1.972cm" svg:x="15.141cm" svg:y="13.4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7" draw:layer="layout" svg:width="3.702cm" svg:height="2.47cm" svg:x="15.142cm" svg:y="16.66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3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Piezoelectricity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Stress causes additional charge separation </text:p>
                <text:p/>
                <text:p/>
                <text:p/>
                <text:p/>
              </text:list-item>
              <text:list-item>
                <text:p>Electric field causes additional strain</text:p>
              </text:list-item>
            </text:list>
          </draw:text-box>
        </draw:frame>
        <draw:frame draw:style-name="gr2" draw:text-style-name="P7" draw:layer="layout" svg:width="4.97cm" svg:height="1.976cm" svg:x="14.818cm" svg:y="5.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7" draw:layer="layout" svg:width="5.29cm" svg:height="1.988cm" svg:x="15.135cm" svg:y="11.7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or general non-isotropic piezoelectric material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Charge separation is affected by directional stress</text:p>
                <text:p/>
                <text:p/>
                <text:p/>
              </text:list-item>
              <text:list-item>
                <text:p>Strain is affected by directional electric field</text:p>
              </text:list-item>
            </text:list>
          </draw:text-box>
        </draw:frame>
        <draw:frame draw:style-name="gr2" draw:text-style-name="P7" draw:layer="layout" svg:width="9.743cm" svg:height="1.856cm" svg:x="13.615cm" svg:y="5.49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7" draw:layer="layout" svg:width="9.108cm" svg:height="1.856cm" svg:x="13.56cm" svg:y="10.3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lectrical Equivalent of Piezoelectric crystal</text:p>
          </draw:text-box>
        </draw:frame>
        <draw:frame draw:style-name="gr3" draw:text-style-name="P7" draw:layer="layout" svg:width="18.034cm" svg:height="5.08cm" svg:x="4.34cm" svg:y="4.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7" draw:layer="layout" svg:width="11.146cm" svg:height="1.984cm" svg:x="6.899cm" svg:y="13.3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xample 1</text:p>
          </draw:text-box>
        </draw:frame>
        <draw:frame presentation:style-name="pr8" draw:text-style-name="P10" draw:layer="layout" svg:width="14.524cm" svg:height="15.5cm" svg:x="0.5cm" svg:y="4cm" presentation:class="outline" presentation:user-transformed="true">
          <draw:text-box>
            <text:p text:style-name="P8"><text:span text:style-name="T4">Ammonium Dihydrogen Phosphate (ADP): d</text:span><text:span text:style-name="T5">p-36</text:span><text:span text:style-name="T4"> = 24 x 10</text:span><text:span text:style-name="T6">-12</text:span><text:span text:style-name="T4"> Coulombs/Newton</text:span></text:p>
            <text:p text:style-name="P8"><text:span text:style-name="T4">(i) dimensions: l=10mm, b=10mm, h=10mm </text:span></text:p>
            <text:p text:style-name="P8"><text:span text:style-name="T4">Applied voltage of 1000V.</text:span></text:p>
            <text:p text:style-name="P8"><text:span text:style-name="T4"/></text:p>
            <text:p text:style-name="P8"><text:span text:style-name="T7">Applied stress is zero, and the electric potential is applied in z-direction (direction 3).Deflection is a shear about the z-axis (direction 6)</text:span></text:p>
            <text:p text:style-name="P8"><text:span text:style-name="T7"/></text:p>
            <text:p text:style-name="P8"><text:span text:style-name="T7">The resulting strain is: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(ii) dimensions: l=1mm, b=10mm, h=10mm </text:span></text:p>
            <text:p text:style-name="P9"><text:span text:style-name="T7"/></text:p>
          </draw:text-box>
        </draw:frame>
        <draw:frame draw:style-name="gr2" draw:text-style-name="P7" draw:layer="layout" svg:width="6.017cm" svg:height="1.799cm" svg:x="17.425cm" svg:y="5.0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7" draw:layer="layout" svg:width="8.624cm" svg:height="3.194cm" svg:x="15.54cm" svg:y="10.2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7" draw:layer="layout" svg:width="9.35cm" svg:height="1.108cm" svg:x="15.635cm" svg:y="15.63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chanical resonance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Beam with mass, elasticity and damping</text:p>
              </text:list-item>
              <text:list-item>
                <text:p>Exchange of energy between mass and elastic spring</text:p>
                <text:p/>
              </text:list-item>
              <text:list-item>
                <text:p>Velocity of sound in a solid</text:p>
                <text:p/>
              </text:list-item>
              <text:list-item>
                <text:p>Oscillation of a beam with a half-wave</text:p>
                <text:p>(both ends fixed)</text:p>
              </text:list-item>
            </text:list>
          </draw:text-box>
        </draw:frame>
        <draw:frame draw:style-name="gr2" draw:text-style-name="P7" draw:layer="layout" svg:width="3.271cm" svg:height="1.727cm" svg:x="14.619cm" svg:y="11.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7" draw:layer="layout" svg:width="8.616cm" svg:height="2.108cm" svg:x="15.445cm" svg:y="15.7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7" draw:layer="layout" svg:width="5.901cm" svg:height="1.839cm" svg:x="15.16cm" svg:y="4.30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7" draw:layer="layout" svg:width="5.76cm" svg:height="2.793cm" svg:x="15.299cm" svg:y="6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xample 2</text:p>
          </draw:text-box>
        </draw:frame>
        <draw:frame presentation:style-name="pr8" draw:text-style-name="P6" draw:layer="layout" svg:width="14.871cm" svg:height="15.5cm" svg:x="0.5cm" svg:y="4cm" presentation:class="outline" presentation:user-transformed="true">
          <draw:text-box>
            <text:list text:style-name="L3">
              <text:list-item>
                <text:p>Quartz:</text:p>
                <text:list>
                  <text:list-item>
                    <text:p>Speed of sound=5800m/s</text:p>
                  </text:list-item>
                </text:list>
              </text:list-item>
              <text:list-item>
                <text:p>Beam of length:</text:p>
                <text:list>
                  <text:list-item>
                    <text:p>L=1mm for full wavelength</text:p>
                  </text:list-item>
                  <text:list-item>
                    <text:p>L=0.5mm for half wave</text:p>
                  </text:list-item>
                  <text:list-item>
                    <text:p>L=0.25 for quarter wave</text:p>
                  </text:list-item>
                </text:list>
              </text:list-item>
              <text:list-item>
                <text:p>Frequency of oscillation</text:p>
                <text:list>
                  <text:list-item>
                    <text:p>5.8MH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_5f_" presentation:presentation-page-layout-name="AL1T1">
        <office:forms form:automatic-focus="false" form:apply-design-mode="false"/>
        <draw:frame presentation:style-name="pr10" draw:text-style-name="P6" draw:layer="layout" svg:width="25cm" svg:height="2.163cm" svg:x="0.5cm" svg:y="0.837cm" presentation:class="title">
          <draw:text-box>
            <text:p>Resonance</text:p>
          </draw:text-box>
        </draw:frame>
        <draw:frame presentation:style-name="pr11" draw:text-style-name="P6" draw:layer="layout" svg:width="25cm" svg:height="15.5cm" svg:x="0.5cm" svg:y="4cm" presentation:class="outline">
          <draw:text-box>
            <text:list text:style-name="L3">
              <text:list-item>
                <text:p>Mechanical resonance</text:p>
                <text:list>
                  <text:list-item>
                    <text:p>Exchange of energy between mass and spring</text:p>
                  </text:list-item>
                </text:list>
              </text:list-item>
              <text:list-item>
                <text:p>Electrical resonance</text:p>
                <text:list>
                  <text:list-item>
                    <text:p>Exchange of energy between inductor and capacitor</text:p>
                  </text:list-item>
                </text:list>
              </text:list-item>
              <text:list-item>
                <text:p>Mathematical resonance</text:p>
                <text:list>
                  <text:list-item>
                    <text:p>Solution of second order differential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scillating Beam</text:p>
          </draw:text-box>
        </draw:frame>
        <draw:frame draw:style-name="gr3" draw:text-style-name="P7" draw:layer="layout" svg:width="20.266cm" svg:height="11.568cm" svg:x="3.968cm" svg:y="4.64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utput Impedance of a piezoelectric crystal</text:p>
          </draw:text-box>
        </draw:frame>
        <draw:frame presentation:style-name="pr8" draw:text-style-name="P6" draw:layer="layout" svg:width="14.871cm" svg:height="15.5cm" svg:x="0.5cm" svg:y="4cm" presentation:class="outline" presentation:user-transformed="true">
          <draw:text-box>
            <text:list text:style-name="L3">
              <text:list-item>
                <text:p>Mechanical impedance of the crystal</text:p>
                <text:p/>
                <text:p/>
                <text:p/>
              </text:list-item>
              <text:list-item>
                <text:p>If the end has zero force, then the mechanical impedance is zero (short circuit)</text:p>
              </text:list-item>
              <text:list-item>
                <text:p>If the end has zero velocity, then the mechanical impedance is infinity (open circuit)</text:p>
              </text:list-item>
            </text:list>
          </draw:text-box>
        </draw:frame>
        <draw:frame draw:style-name="gr2" draw:text-style-name="P7" draw:layer="layout" svg:width="6.448cm" svg:height="1.973cm" svg:x="16.094cm" svg:y="4.0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7" draw:layer="layout" svg:width="5.159cm" svg:height="2.052cm" svg:x="15.654cm" svg:y="10.5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7" draw:layer="layout" svg:width="2.686cm" svg:height="1.05cm" svg:x="16.789cm" svg:y="15.12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7" draw:layer="layout" svg:width="4.774cm" svg:height="1.051cm" svg:x="16.031cm" svg:y="6.52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Reflection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Reflectivity</text:p>
              </text:list-item>
            </text:list>
          </draw:text-box>
        </draw:frame>
        <draw:frame draw:style-name="gr2" draw:text-style-name="P7" draw:layer="layout" svg:width="4.003cm" svg:height="2.244cm" svg:x="3.441cm" svg:y="7.61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7" draw:layer="layout" svg:width="14.099cm" svg:height="9.999cm" svg:x="10.308cm" svg:y="5.50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pplications of Piezoelectric crystal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Ultrasound</text:p>
                <text:list>
                  <text:list-item>
                    <text:p>Transit time measurement of distance</text:p>
                  </text:list-item>
                  <text:list-item>
                    <text:p>Doppler measurement of mo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_5f_" presentation:presentation-page-layout-name="AL2T3">
        <office:forms form:automatic-focus="false" form:apply-design-mode="false"/>
        <draw:frame presentation:style-name="pr10" draw:text-style-name="P6" draw:layer="layout" svg:width="25cm" svg:height="2.163cm" svg:x="0.5cm" svg:y="0.837cm" presentation:class="title">
          <draw:text-box>
            <text:p>Doppler shift</text:p>
          </draw:text-box>
        </draw:frame>
        <draw:frame presentation:style-name="pr11" draw:text-style-name="P6" draw:layer="layout" svg:width="12.199cm" svg:height="15.5cm" svg:x="0.5cm" svg:y="4cm" presentation:class="outline">
          <draw:text-box>
            <text:list text:style-name="L3">
              <text:list-item>
                <text:p>Source frequency <text:span text:style-name="T3">f</text:span><text:span text:style-name="T8">o</text:span></text:p>
              </text:list-item>
              <text:list-item>
                <text:p><text:span text:style-name="T9">Source-target velocity </text:span><text:span text:style-name="T10">u</text:span></text:p>
              </text:list-item>
              <text:list-item>
                <text:p><text:span text:style-name="T11">Propagation in medium with velocity </text:span><text:span text:style-name="T10">c</text:span></text:p>
              </text:list-item>
              <text:list-item>
                <text:p><text:span text:style-name="T11">Doppler shift </text:span><text:span text:style-name="T10">f</text:span><text:span text:style-name="T8">d</text:span></text:p>
              </text:list-item>
            </text:list>
          </draw:text-box>
        </draw:frame>
        <draw:frame draw:style-name="gr2" draw:text-style-name="P7" draw:layer="layout" svg:width="2.391cm" svg:height="2.244cm" svg:x="18.896cm" svg:y="5.2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4T32">
        <office:forms form:automatic-focus="false" form:apply-design-mode="false"/>
        <draw:frame presentation:style-name="pr13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_5f_-background" style:display-name="標準 1_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_5f_-backgroundobjects" style:display-name="標準 1_-backgroundobjects" style:family="presentation">
      <style:graphic-properties draw:shadow="hidden" draw:shadow-offset-x="0.3cm" draw:shadow-offset-y="0.3cm" draw:shadow-color="#808080"/>
    </style:style>
    <style:style style:name="標準_20_1_5f_-notes" style:display-name="標準 1_-notes" style:family="presentation">
      <style:graphic-properties draw:stroke="none" draw:fill="none">
        <text:list-style style:name="標準_20_1_5f_-notes" style:display-name="標準 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_5f_-outline1" style:display-name="標準 1_-outline1" style:family="presentation">
      <style:graphic-properties draw:stroke="none" draw:fill="none">
        <text:list-style style:name="標準_20_1_5f_-outline1" style:display-name="標準 1_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_5f_-outline2" style:display-name="標準 1_-outline2" style:family="presentation" style:parent-style-name="標準_20_1_5f_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_5f_-outline3" style:display-name="標準 1_-outline3" style:family="presentation" style:parent-style-name="標準_20_1_5f_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_5f_-outline4" style:display-name="標準 1_-outline4" style:family="presentation" style:parent-style-name="標準_20_1_5f_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_5f_-outline5" style:display-name="標準 1_-outline5" style:family="presentation" style:parent-style-name="標準_20_1_5f_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_5f_-outline6" style:display-name="標準 1_-outline6" style:family="presentation" style:parent-style-name="標準_20_1_5f_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_5f_-outline7" style:display-name="標準 1_-outline7" style:family="presentation" style:parent-style-name="標準_20_1_5f_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_5f_-outline8" style:display-name="標準 1_-outline8" style:family="presentation" style:parent-style-name="標準_20_1_5f_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_5f_-outline9" style:display-name="標準 1_-outline9" style:family="presentation" style:parent-style-name="標準_20_1_5f_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_5f_-subtitle" style:display-name="標準 1_-subtitle" style:family="presentation">
      <style:graphic-properties draw:stroke="none" draw:fill="none" draw:textarea-vertical-align="middle">
        <text:list-style style:name="標準_20_1_5f_-subtitle" style:display-name="標準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_5f_-title" style:display-name="標準 1_-title" style:family="presentation">
      <style:graphic-properties draw:stroke="none" draw:fill="none" draw:fill-color="#ffffff" draw:opacity="100%" draw:textarea-vertical-align="middle" draw:shadow-opacity="100%">
        <text:list-style style:name="標準_20_1_5f_-title" style:display-name="標準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標準_20_1_5f_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16" style:family="presentation" style:parent-style-name="標準_20_1_5f_-title">
      <style:graphic-properties draw:fill-color="#ffffff" draw:auto-grow-height="false" fo:min-height="3.507cm"/>
      <style:paragraph-properties style:writing-mode="lr-tb"/>
    </style:style>
    <style:style style:name="Mpr17" style:family="presentation" style:parent-style-name="標準_20_1_5f_-outline1">
      <style:graphic-properties draw:fill-color="#ffffff" draw:auto-grow-height="false" fo:min-height="13.86cm"/>
      <style:paragraph-properties style:writing-mode="lr-tb"/>
    </style:style>
    <style:style style:name="Mpr18" style:family="presentation" style:parent-style-name="標準_20_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9" style:family="presentation" style:parent-style-name="標準_20_1_5f_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20" style:family="presentation" style:parent-style-name="標準_20_1_5f_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21" style:family="presentation" style:parent-style-name="標準_20_1_5f_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22" style:family="presentation" style:parent-style-name="標準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標準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2" fo:font-size="20pt" style:font-name-asian="標楷體2" style:font-size-asian="18pt" style:font-size-complex="18pt"/>
    </style:style>
    <style:style style:name="MT6" style:family="text">
      <style:text-properties fo:color="#4c4c4c" style:font-name="Arial2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_5f_" style:display-name="標準 1_" style:page-layout-name="PM1" draw:style-name="Mdp2">
      <draw:rect presentation:style-name="Mpr15" draw:text-style-name="MP16" draw:layer="backgroundobjects" svg:width="26cm" svg:height="19.5cm" svg:x="0cm" svg:y="0.5cm" draw:corner-radius="1cm">
        <text:p/>
      </draw:rect>
      <draw:frame presentation:style-name="Mpr16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17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18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18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9" draw:text-style-name="MP18" draw:layer="backgroundobjects" svg:x1="4.5cm" svg:y1="3.5cm" svg:x2="13.5cm" svg:y2="3.5cm">
        <text:p/>
      </draw:line>
      <draw:line presentation:style-name="Mpr20" draw:text-style-name="MP18" draw:layer="backgroundobjects" svg:x1="4.5cm" svg:y1="3.5cm" svg:x2="0cm" svg:y2="3.5cm">
        <text:p/>
      </draw:line>
      <draw:line presentation:style-name="Mpr21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_5f_-title" draw:layer="backgroundobjects" svg:width="9.999cm" svg:height="9.999cm" svg:x="0cm" svg:y="0cm" presentation:class="page"/>
        <draw:frame presentation:style-name="標準_20_1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60</meta:editing-cycles>
    <meta:editing-duration>PT12H53M22S</meta:editing-duration>
    <meta:initial-creator>Suresh Devasahayam</meta:initial-creator>
    <dc:date>2021-02-09T09:59:58.957000000</dc:date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Z</mi>
          <mi>o</mi>
        </msub>
        <mo stretchy="false">=</mo>
        <mfrac>
          <mi>Y</mi>
          <mi>u</mi>
        </mfrac>
        <mo stretchy="false">=</mo>
        <msqrt>
          <mrow>
            <mi>ρ</mi>
            <mi>Y</mi>
          </mrow>
        </msqrt>
        <mo stretchy="false">=</mo>
        <mi>ρ</mi>
      </mrow>
      <mi>u</mi>
    </mrow>
    <annotation encoding="StarMath 5.0">Z_o = Y over u = sqrt {%rho Y} = %rho u</annotation>
  </semantics>
</math>
</file>

<file path=Object 10/content.xml><?xml version="1.0" encoding="utf-8"?>
<math xmlns="http://www.w3.org/1998/Math/MathML" display="block">
  <semantics>
    <mrow>
      <mrow>
        <mi>ϕ</mi>
        <mo stretchy="false">=</mo>
        <mfrac>
          <mrow>
            <mi mathvariant="normal">Δ</mi>
            <mi>f</mi>
          </mrow>
          <mi>A</mi>
        </mfrac>
        <mo stretchy="false">=</mo>
        <mi>Y</mi>
      </mrow>
      <mfrac>
        <mrow>
          <mi mathvariant="normal">Δ</mi>
          <mi>l</mi>
        </mrow>
        <mi>l</mi>
      </mfrac>
    </mrow>
    <annotation encoding="StarMath 5.0">{%phi}={%DELTA f} over {A} = Y {%DELTA l} over l</annotation>
  </semantics>
</math>
</file>

<file path=Object 11/content.xml><?xml version="1.0" encoding="utf-8"?>
<math xmlns="http://www.w3.org/1998/Math/MathML" display="block">
  <semantics>
    <mrow>
      <mrow>
        <mfrac>
          <msub>
            <mi>Q</mi>
            <mi>i</mi>
          </msub>
          <msub>
            <mi>A</mi>
            <mi>i</mi>
          </msub>
        </mfrac>
        <mo stretchy="false">=</mo>
        <msub>
          <mi>P</mi>
          <mi>i</mi>
        </msub>
        <mo stretchy="false">=</mo>
        <mrow>
          <munder>
            <mo stretchy="false">∑</mo>
            <mrow>
              <mrow>
                <mi>j</mi>
                <mo stretchy="false">=</mo>
                <mn>1.</mn>
              </mrow>
              <mn>..3</mn>
            </mrow>
          </munder>
          <msub>
            <mi>ϵ</mi>
            <mi mathvariant="italic">ij</mi>
          </msub>
        </mrow>
      </mrow>
      <mrow>
        <msub>
          <mi>E</mi>
          <mi>j</mi>
        </msub>
        <mo stretchy="false">+</mo>
        <mrow>
          <munder>
            <mo stretchy="false">∑</mo>
            <mrow>
              <mrow>
                <mi>m</mi>
                <mo stretchy="false">=</mo>
                <mn>1.</mn>
              </mrow>
              <mn>..6</mn>
            </mrow>
          </munder>
          <msub>
            <mi>d</mi>
            <mrow>
              <mi>i</mi>
              <mi>m</mi>
            </mrow>
          </msub>
        </mrow>
      </mrow>
      <msub>
        <mi>ϕ</mi>
        <mi>m</mi>
      </msub>
    </mrow>
    <annotation encoding="StarMath 5.0">Q_i over A_i = P_i = sum from {j=1...3} %epsilon_ij E_j + sum from {m=1...6} d_{i m} %phi_m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normal">Δ</mi>
            <msub>
              <mi>l</mi>
              <mi>i</mi>
            </msub>
          </mrow>
          <msub>
            <mi>l</mi>
            <mi>i</mi>
          </msub>
        </mfrac>
        <mo stretchy="false">=</mo>
        <mrow>
          <mrow>
            <mrow>
              <munder>
                <mo stretchy="false">∑</mo>
                <mrow>
                  <mrow>
                    <mi>m</mi>
                    <mo stretchy="false">=</mo>
                    <mn>1.</mn>
                  </mrow>
                  <mn>..6</mn>
                </mrow>
              </munder>
              <msub>
                <mi>ϕ</mi>
                <mi>i</mi>
              </msub>
            </mrow>
            <mo stretchy="false">⋅</mo>
            <mfrac>
              <mn>1</mn>
              <msub>
                <mi>Y</mi>
                <mrow>
                  <mi>i</mi>
                  <mi>m</mi>
                </mrow>
              </msub>
            </mfrac>
          </mrow>
          <mo stretchy="false">−</mo>
          <mrow>
            <munder>
              <mo stretchy="false">∑</mo>
              <mrow>
                <mrow>
                  <mi>j</mi>
                  <mo stretchy="false">=</mo>
                  <mn>1.</mn>
                </mrow>
                <mn>..3</mn>
              </mrow>
            </munder>
            <msub>
              <mi>d</mi>
              <mi mathvariant="italic">ij</mi>
            </msub>
          </mrow>
        </mrow>
      </mrow>
      <msub>
        <mi>E</mi>
        <mi>i</mi>
      </msub>
    </mrow>
    <annotation encoding="StarMath 5.0">{%DELTA l_i} over l_i = sum from{m=1...6} %phi_i cdot {1 over Y_{i m}} - sum from {j=1...3} d_ij E_i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9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69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style:font-size-asian="12pt" style:font-size-complex="12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76cm" svg:height="0.845cm" svg:x="6.987cm" svg:y="3.864cm">
          <draw:text-box>
            <text:p><text:span text:style-name="T1">C</text:span><text:span text:style-name="T2">o</text:span></text:p>
          </draw:text-box>
        </draw:frame>
        <draw:g>
          <draw:ellipse draw:style-name="gr2" draw:text-style-name="P2" draw:layer="layout" svg:width="0.794cm" svg:height="0.767cm" svg:x="4.525cm" svg:y="3.81cm">
            <text:p/>
          </draw:ellipse>
          <draw:frame draw:style-name="gr3" draw:text-style-name="P3" draw:layer="layout" svg:width="0.712cm" svg:height="0.819cm" svg:x="4.579cm" svg:y="3.864cm">
            <draw:text-box>
              <text:p><text:span text:style-name="T3">~</text:span></text:p>
            </draw:text-box>
          </draw:frame>
        </draw:g>
        <draw:polyline draw:style-name="gr4" draw:text-style-name="P2" draw:layer="layout" svg:width="3.068cm" svg:height="0.475cm" svg:x="4.895cm" svg:y="4.578cm" svg:viewBox="0 0 3069 476" draw:points="3069,475 2910,476 0,476 0,0">
          <text:p/>
        </draw:polyline>
        <draw:polyline draw:style-name="gr4" draw:text-style-name="P2" draw:layer="layout" svg:width="3.121cm" svg:height="0.423cm" svg:x="4.895cm" svg:y="3.386cm" svg:viewBox="0 0 3122 424" draw:points="3122,0 0,0 0,424">
          <text:p/>
        </draw:polyline>
        <draw:g>
          <draw:line draw:style-name="gr5" draw:text-style-name="P4" draw:layer="layout" svg:x1="6.376cm" svg:y1="4.095cm" svg:x2="6.932cm" svg:y2="4.095cm">
            <text:p/>
          </draw:line>
          <draw:line draw:style-name="gr5" draw:text-style-name="P4" draw:layer="layout" svg:x1="6.376cm" svg:y1="4.295cm" svg:x2="6.932cm" svg:y2="4.295cm">
            <text:p/>
          </draw:line>
        </draw:g>
        <draw:line draw:style-name="gr6" draw:text-style-name="P4" draw:layer="layout" svg:x1="6.641cm" svg:y1="4.101cm" svg:x2="6.641cm" svg:y2="3.386cm">
          <text:p/>
        </draw:line>
        <draw:line draw:style-name="gr6" draw:text-style-name="P4" draw:layer="layout" svg:x1="6.641cm" svg:y1="4.313cm" svg:x2="6.641cm" svg:y2="5.053cm">
          <text:p/>
        </draw:line>
        <draw:frame draw:style-name="gr7" draw:text-style-name="P1" draw:layer="layout" svg:width="1.137cm" svg:height="0.95cm" svg:x="3.625cm" svg:y="3.839cm">
          <draw:text-box>
            <text:p><text:span text:style-name="T1">q</text:span><text:span text:style-name="T4">(</text:span><text:span text:style-name="T1">t</text:span><text:span text:style-name="T4">)</text:span></text:p>
          </draw:text-box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math xmlns="http://www.w3.org/1998/Math/MathML" display="block">
  <semantics>
    <mrow>
      <mi mathvariant="normal">Δ</mi>
      <mi>Q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d</mi>
            <mi>p</mi>
          </msub>
          <mo stretchy="false">⋅</mo>
          <mi>F</mi>
        </mrow>
      </mrow>
      <mrow>
        <mo fence="true" stretchy="false">(</mo>
        <mrow>
          <mi>t</mi>
        </mrow>
        <mo fence="true" stretchy="false">)</mo>
      </mrow>
      <mspace width="2em"/>
      <mi>,</mi>
      <mspace width="8em"/>
      <mrow>
        <msub>
          <mi>C</mi>
          <mi>o</mi>
        </msub>
        <mo stretchy="false">=</mo>
        <mi mathvariant="normal">ϵ</mi>
      </mrow>
      <mfrac>
        <mi mathvariant="italic">bl</mi>
        <mi>h</mi>
      </mfrac>
    </mrow>
    <annotation encoding="StarMath 5.0">%DELTA Q(t) = d_p cdot F(t) ~,~~~~ C_o = %epsilon {bl} over h</annotation>
  </semantics>
</math>
</file>

<file path=Object 15/content.xml><?xml version="1.0" encoding="utf-8"?>
<math xmlns="http://www.w3.org/1998/Math/MathML" display="block">
  <semantics>
    <mrow>
      <mrow>
        <mi mathvariant="italic">Strain</mi>
        <mo stretchy="false">=</mo>
        <mrow>
          <mfrac>
            <mi mathvariant="normal">ϕ</mi>
            <mi>Y</mi>
          </mfrac>
          <mo stretchy="false">+</mo>
          <msub>
            <mi>d</mi>
            <mi>p</mi>
          </msub>
        </mrow>
      </mrow>
      <mi>E</mi>
    </mrow>
    <annotation encoding="StarMath 5.0">Strain = %phi over Y + d_p E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i>i</mi>
              </mrow>
              <mo fence="true" stretchy="false">)</mo>
            </mrow>
            <mrow>
              <mi mathvariant="italic">strain</mi>
              <mo stretchy="false">=</mo>
              <mrow>
                <mn>24</mn>
                <mo stretchy="false">⋅</mo>
                <msup>
                  <mn>10</mn>
                  <mrow>
                    <mo stretchy="false">−</mo>
                    <mn>12</mn>
                  </mrow>
                </msup>
              </mrow>
            </mrow>
            <mfrac>
              <mn>1000</mn>
              <msup>
                <mn>10</mn>
                <mrow>
                  <mo stretchy="false">−</mo>
                  <mn>2</mn>
                </mrow>
              </msup>
            </mfrac>
          </mrow>
        </mtd>
      </mtr>
      <mtr>
        <mtd>
          <mrow>
            <mrow>
              <mspace width="2em"/>
              <mo stretchy="false">=</mo>
              <mrow>
                <mn>24</mn>
                <mo stretchy="false">⋅</mo>
                <msup>
                  <mn>10</mn>
                  <mrow>
                    <mo stretchy="false">−</mo>
                    <mn>7</mn>
                  </mrow>
                </msup>
              </mrow>
            </mrow>
            <mi mathvariant="italic">radians</mi>
          </mrow>
        </mtd>
      </mtr>
    </mtable>
    <annotation encoding="StarMath 5.0">(i) strain =24 cdot 10^{-12} 1000 over {10^-2} newline 
~= 24 cdot 10^{-7} radians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i mathvariant="italic">ii</mi>
        </mrow>
        <mo fence="true" stretchy="false">)</mo>
      </mrow>
      <mrow>
        <mi mathvariant="italic">strain</mi>
        <mo stretchy="false">=</mo>
        <mrow>
          <mn>24</mn>
          <mo stretchy="false">⋅</mo>
          <msup>
            <mn>10</mn>
            <mrow>
              <mo stretchy="false">−</mo>
              <mn>6</mn>
            </mrow>
          </msup>
        </mrow>
      </mrow>
      <mi mathvariant="italic">radians</mi>
    </mrow>
    <annotation encoding="StarMath 5.0">(ii) strain = 24 cdot 10^{-6} radians</annotation>
  </semantics>
</math>
</file>

<file path=Object 18/content.xml><?xml version="1.0" encoding="utf-8"?>
<math xmlns="http://www.w3.org/1998/Math/MathML" display="block">
  <semantics>
    <mrow>
      <mi>u</mi>
      <mrow>
        <mspace width="2em"/>
        <mo stretchy="false">=</mo>
        <mspace width="2em"/>
      </mrow>
      <msqrt>
        <mrow>
          <mspace width="2em"/>
          <mfrac>
            <mi>Y</mi>
            <mi>ρ</mi>
          </mfrac>
        </mrow>
      </msqrt>
    </mrow>
    <annotation encoding="StarMath 5.0">u~=~ sqrt{~ Y over %rho}
</annotation>
  </semantics>
</math>
</file>

<file path=Object 19/content.xml><?xml version="1.0" encoding="utf-8"?>
<math xmlns="http://www.w3.org/1998/Math/MathML" display="block">
  <semantics>
    <mrow>
      <mrow>
        <mi>l</mi>
        <mo stretchy="false">=</mo>
        <mfrac>
          <mi>λ</mi>
          <mn>2</mn>
        </mfrac>
        <mo stretchy="false">=</mo>
        <mfrac>
          <mi>u</mi>
          <mrow>
            <mn>2</mn>
            <msub>
              <mi>f</mi>
              <mi>r</mi>
            </msub>
          </mrow>
        </mfrac>
      </mrow>
      <mspace width="2em"/>
      <mi>,</mi>
      <mspace width="6em"/>
      <mrow>
        <msub>
          <mi>f</mi>
          <mi>r</mi>
        </msub>
        <mo stretchy="false">=</mo>
        <mfrac>
          <mi>u</mi>
          <mrow>
            <mn>2</mn>
            <mi>l</mi>
          </mrow>
        </mfrac>
      </mrow>
    </mrow>
    <annotation encoding="StarMath 5.0">l= %lambda over 2 = u over {2 f_r}~, ~~~ f_r = u over {2 l}</annotation>
  </semantics>
</math>
</file>

<file path=Object 2/content.xml><?xml version="1.0" encoding="utf-8"?>
<math xmlns="http://www.w3.org/1998/Math/MathML" display="block">
  <semantics>
    <mrow>
      <msub>
        <mi>Z</mi>
        <mi>o</mi>
      </msub>
      <mo stretchy="false">=</mo>
      <mfrac>
        <mi mathvariant="italic">Stress</mi>
        <mrow>
          <mrow>
            <mo fence="true" stretchy="false">(</mo>
            <mrow>
              <mi mathvariant="italic">strain</mi>
            </mrow>
            <mo fence="true" stretchy="false">)</mo>
          </mrow>
          <mo stretchy="false">⋅</mo>
          <mi>u</mi>
        </mrow>
      </mfrac>
    </mrow>
    <annotation encoding="StarMath 5.0">Z_o = Stress over {(strain) cdot u}</annotation>
  </semantics>
</math>
</file>

<file path=Object 20/content.xml><?xml version="1.0" encoding="utf-8"?>
<math xmlns="http://www.w3.org/1998/Math/MathML" display="block">
  <semantics>
    <mrow>
      <mfrac>
        <mrow>
          <mi>X</mi>
          <mrow>
            <mo fence="true" stretchy="false">(</mo>
            <mrow>
              <mi>s</mi>
            </mrow>
            <mo fence="true" stretchy="false">)</mo>
          </mrow>
        </mrow>
        <mrow>
          <mi>F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i>A</mi>
        <mrow>
          <mrow>
            <msup>
              <mi mathvariant="italic">ms</mi>
              <mn>2</mn>
            </msup>
            <mo stretchy="false">+</mo>
            <mi>B</mi>
          </mrow>
          <mrow>
            <mi>s</mi>
            <mo stretchy="false">+</mo>
            <mi>K</mi>
          </mrow>
        </mrow>
      </mfrac>
    </mrow>
    <annotation encoding="StarMath 5.0">{X (s)} over {F (s)}= A over {ms^2 +B s + K}</annotation>
  </semantics>
</math>
</file>

<file path=Object 21/content.xml><?xml version="1.0" encoding="utf-8"?>
<math xmlns="http://www.w3.org/1998/Math/MathML" display="block">
  <semantics>
    <mrow>
      <mfrac>
        <mrow>
          <mi>X</mi>
          <mrow>
            <mo fence="true" stretchy="false">(</mo>
            <mrow>
              <mi>s</mi>
            </mrow>
            <mo fence="true" stretchy="false">)</mo>
          </mrow>
        </mrow>
        <mrow>
          <mi>F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i>A</mi>
        <mrow>
          <mrow>
            <mfrac>
              <msup>
                <mi>s</mi>
                <mn>2</mn>
              </msup>
              <msubsup>
                <mi mathvariant="normal">ω</mi>
                <mi>c</mi>
                <mn>2</mn>
              </msubsup>
            </mfrac>
            <mo stretchy="false">+</mo>
            <mfrac>
              <mrow>
                <mn>2</mn>
                <mi mathvariant="normal">ζ</mi>
              </mrow>
              <msub>
                <mi mathvariant="normal">ω</mi>
                <mi>c</mi>
              </msub>
            </mfrac>
          </mrow>
          <mrow>
            <mi>s</mi>
            <mo stretchy="false">+</mo>
            <mn>1</mn>
          </mrow>
        </mrow>
      </mfrac>
    </mrow>
    <annotation encoding="StarMath 5.0">{X(s)} over {F(s)}=A over { s^2 over %omega_c ^2 + {2 %zeta} over %omega_c s  + 1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E</mi>
                <mn>1</mn>
              </msub>
              <mo stretchy="false">=</mo>
              <msub>
                <mi>ρ</mi>
                <mn>11</mn>
              </msub>
            </mrow>
            <mrow>
              <msub>
                <mi>J</mi>
                <mn>1</mn>
              </msub>
              <mo stretchy="false">+</mo>
              <msub>
                <mi>ρ</mi>
                <mn>12</mn>
              </msub>
            </mrow>
            <mrow>
              <msub>
                <mi>J</mi>
                <mn>2</mn>
              </msub>
              <mo stretchy="false">+</mo>
              <msub>
                <mi>ρ</mi>
                <mn>13</mn>
              </msub>
            </mrow>
            <msub>
              <mi>J</mi>
              <mn>3</mn>
            </msub>
          </mrow>
        </mtd>
      </mtr>
      <mtr>
        <mtd>
          <mrow>
            <mrow>
              <msub>
                <mi>E</mi>
                <mn>2</mn>
              </msub>
              <mo stretchy="false">=</mo>
              <msub>
                <mi>ρ</mi>
                <mn>21</mn>
              </msub>
            </mrow>
            <mrow>
              <msub>
                <mi>J</mi>
                <mn>1</mn>
              </msub>
              <mo stretchy="false">+</mo>
              <msub>
                <mi>ρ</mi>
                <mn>22</mn>
              </msub>
            </mrow>
            <mrow>
              <msub>
                <mi>J</mi>
                <mn>2</mn>
              </msub>
              <mo stretchy="false">+</mo>
              <msub>
                <mi>ρ</mi>
                <mn>23</mn>
              </msub>
            </mrow>
            <msub>
              <mi>J</mi>
              <mn>3</mn>
            </msub>
          </mrow>
        </mtd>
      </mtr>
      <mtr>
        <mtd>
          <mrow>
            <mrow>
              <msub>
                <mi>E</mi>
                <mn>3</mn>
              </msub>
              <mo stretchy="false">=</mo>
              <msub>
                <mi>ρ</mi>
                <mn>31</mn>
              </msub>
            </mrow>
            <mrow>
              <msub>
                <mi>J</mi>
                <mn>1</mn>
              </msub>
              <mo stretchy="false">+</mo>
              <msub>
                <mi>ρ</mi>
                <mn>32</mn>
              </msub>
            </mrow>
            <mrow>
              <msub>
                <mi>J</mi>
                <mn>2</mn>
              </msub>
              <mo stretchy="false">+</mo>
              <msub>
                <mi>ρ</mi>
                <mn>33</mn>
              </msub>
            </mrow>
            <msub>
              <mi>J</mi>
              <mn>3</mn>
            </msub>
          </mrow>
        </mtd>
      </mtr>
    </mtable>
    <annotation encoding="StarMath 5.0">E_1 = %rho_11 J_1 + %rho_12 J_2 + %rho_13 J_3 newline
E_2 = %rho_21 J_1 + %rho_22 J_2 + %rho_23 J_3 newline
E_3 = %rho_31 J_1 + %rho_32 J_2 + %rho_33 J_3</annotation>
  </semantics>
</math>
</file>

<file path=Object 23/content.xml><?xml version="1.0" encoding="utf-8"?>
<math xmlns="http://www.w3.org/1998/Math/MathML" display="block">
  <semantics>
    <mrow>
      <mrow>
        <msub>
          <mi>E</mi>
          <mi>i</mi>
        </msub>
        <mo stretchy="false">=</mo>
        <mrow>
          <munder>
            <mo stretchy="false">∑</mo>
            <mrow>
              <mi>j</mi>
              <mo stretchy="false">=</mo>
              <mn>1,2,3</mn>
            </mrow>
          </munder>
          <msub>
            <mi>ρ</mi>
            <mi mathvariant="italic">ij</mi>
          </msub>
        </mrow>
      </mrow>
      <msub>
        <mi>J</mi>
        <mi>j</mi>
      </msub>
    </mrow>
    <annotation encoding="StarMath 5.0">E_i = sum from{j=1,2,3} %rho_{ij} J_j</annotation>
  </semantics>
</math>
</file>

<file path=Object 24/content.xml><?xml version="1.0" encoding="utf-8"?>
<math xmlns="http://www.w3.org/1998/Math/MathML" display="block">
  <semantics>
    <mrow>
      <mrow>
        <msub>
          <mi>Z</mi>
          <mi>o</mi>
        </msub>
        <mo stretchy="false">=</mo>
        <mi>ρ</mi>
      </mrow>
      <mi>u</mi>
    </mrow>
    <annotation encoding="StarMath 5.0">Z_o = %rho u</annotation>
  </semantics>
</math>
</file>

<file path=Object 25/content.xml><?xml version="1.0" encoding="utf-8"?>
<math xmlns="http://www.w3.org/1998/Math/MathML" display="block">
  <semantics>
    <mrow>
      <mrow>
        <mi mathvariant="italic">Stress</mi>
        <mo stretchy="false">=</mo>
        <mi>k</mi>
      </mrow>
      <msub>
        <mi>Z</mi>
        <mi>o</mi>
      </msub>
      <mi>u</mi>
    </mrow>
    <annotation encoding="StarMath 5.0">Stress = k Z_o u</annotation>
  </semantics>
</math>
</file>

<file path=Object 26/content.xml><?xml version="1.0" encoding="utf-8"?>
<math xmlns="http://www.w3.org/1998/Math/MathML" display="block">
  <semantics>
    <mrow>
      <mi>R</mi>
      <mo stretchy="false">=</mo>
      <mfrac>
        <mrow>
          <msub>
            <mi>Z</mi>
            <mn>2</mn>
          </msub>
          <mo stretchy="false">−</mo>
          <msub>
            <mi>Z</mi>
            <mn>1</mn>
          </msub>
        </mrow>
        <mrow>
          <msub>
            <mi>Z</mi>
            <mn>2</mn>
          </msub>
          <mo stretchy="false">+</mo>
          <msub>
            <mi>Z</mi>
            <mn>1</mn>
          </msub>
        </mrow>
      </mfrac>
    </mrow>
    <annotation encoding="StarMath 5.0">R={ Z_2 - Z_1 } over { Z_2+Z_1 }</annotation>
  </semantics>
</math>
</file>

<file path=Object 27/content.xml><?xml version="1.0" encoding="utf-8"?>
<math xmlns="http://www.w3.org/1998/Math/MathML" display="block">
  <semantics>
    <mrow>
      <mfrac>
        <mrow>
          <mi mathvariant="normal">Δ</mi>
          <mi>l</mi>
        </mrow>
        <mi>l</mi>
      </mfrac>
      <mo stretchy="false">=</mo>
      <mfrac>
        <mi>ϕ</mi>
        <mi>Y</mi>
      </mfrac>
    </mrow>
    <annotation encoding="StarMath 5.0"> {%DELTA l} over l = %phi over Y</annotation>
  </semantics>
</math>
</file>

<file path=Object 28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6.244cm" fo:min-width="4.431cm"/>
    </style:style>
    <style:style style:name="gr2" style:family="graphic" style:parent-style-name="objectwithoutfill">
      <style:graphic-properties draw:marker-end="Arrow" draw:fill="solid" draw:textarea-vertical-align="middle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931cm" svg:height="6.494cm" svg:x="6.915cm" svg:y="2.525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3.374cm" svg:height="2.579cm" draw:transform="rotate (-0.33562681515851) translate (3.758cm 4.299cm)" svg:viewBox="0 0 3375 2580" draw:points="0,0 3375,0 1092,2580">
          <text:p/>
        </draw:polyline>
        <draw:line draw:style-name="gr2" draw:text-style-name="P2" draw:layer="layout" svg:x1="3.758cm" svg:y1="4.299cm" svg:x2="9.681cm" svg:y2="6.313cm">
          <text:p/>
        </draw:line>
        <draw:line draw:style-name="gr2" draw:text-style-name="P2" draw:layer="layout" svg:x1="3.788cm" svg:y1="4.299cm" svg:x2="6.885cm" svg:y2="5.381cm">
          <text:p/>
        </draw:line>
      </draw:page>
    </office:drawing>
  </office:body>
</office:document-content>
</file>

<file path=Object 28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29cm" fo:min-width="3.559cm"/>
    </style:style>
    <style:style style:name="gr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3" style:family="graphic" style:parent-style-name="standard">
      <style:graphic-properties draw:stroke="none" draw:fill="hatch" draw:fill-hatch-name="Black_20_45_20_Degrees" draw:fill-hatch-solid="false" draw:textarea-horizontal-align="justify" draw:textarea-vertical-align="middle" draw:auto-grow-height="false" fo:min-height="2.998cm" fo:min-width="0.522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73cm" fo:min-width="3.397cm"/>
    </style:style>
    <style:style style:name="gr6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7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8" style:family="graphic" style:parent-style-name="standard">
      <style:graphic-properties draw:stroke="none" svg:stroke-color="#000000" draw:fill="solid" draw:fill-color="#ffffff" fo:min-height="0.9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hatch" draw:fill-hatch-name="Black_20_45_20_Degrees" draw:fill-hatch-solid="fals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59cm" svg:height="0.479cm" svg:x="2.285cm" svg:y="4.72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3.819cm" svg:height="0.449cm" draw:transform="rotate (-0.329867228626928) translate (2.61188169528656cm 4.29391443535424cm)" svg:viewBox="0 0 3820 450" svg:d="M0 450c1830-594 1954-510 3820-259">
            <text:p/>
          </draw:path>
          <draw:path draw:style-name="gr2" draw:text-style-name="P2" draw:layer="layout" svg:width="3.819cm" svg:height="0.449cm" draw:transform="rotate (-0.329867228626928) translate (2.41188169528656cm 4.79391443535424cm)" svg:viewBox="0 0 3820 450" svg:d="M0 450c1830-594 1954-510 3820-259">
            <text:p/>
          </draw:path>
          <draw:polyline draw:style-name="gr2" draw:text-style-name="P2" draw:layer="layout" svg:width="0.24cm" svg:height="0.51cm" draw:transform="rotate (-3.14159265358979) translate (2.496cm 5.231cm)" svg:viewBox="0 0 241 511" draw:points="0,511 241,511 241,0">
            <text:p/>
          </draw:polyline>
          <draw:line draw:style-name="gr2" draw:text-style-name="P2" draw:layer="layout" svg:x1="6.164cm" svg:y1="5.712cm" svg:x2="5.923cm" svg:y2="6.223cm">
            <text:p/>
          </draw:line>
        </draw:g>
        <draw:g>
          <draw:path draw:style-name="gr2" draw:text-style-name="P2" draw:layer="layout" svg:width="3.819cm" svg:height="0.449cm" draw:transform="rotate (-2.81172542496287) translate (6.22688021178109cm 4.41173730857975cm)" svg:viewBox="0 0 3820 450" svg:d="M3820 450c-1830-594-1954-510-3820-259">
            <text:p/>
          </draw:path>
          <draw:path draw:style-name="gr2" draw:text-style-name="P2" draw:layer="layout" svg:width="3.819cm" svg:height="0.449cm" draw:transform="rotate (-2.81172542496287) translate (6.02688021178109cm 3.91173730857975cm)" svg:viewBox="0 0 3820 450" svg:d="M3820 450c-1830-594-1954-510-3820-259">
            <text:p/>
          </draw:path>
          <draw:polyline draw:style-name="gr2" draw:text-style-name="P2" draw:layer="layout" svg:width="0.24cm" svg:height="0.51cm" svg:x="2.256cm" svg:y="4.712cm" svg:viewBox="0 0 241 511" draw:points="241,511 0,511 0,0">
            <text:p/>
          </draw:polyline>
          <draw:line draw:style-name="gr2" draw:text-style-name="P2" draw:layer="layout" svg:x1="6.165cm" svg:y1="4.231cm" svg:x2="5.924cm" svg:y2="3.72cm">
            <text:p/>
          </draw:line>
        </draw:g>
        <draw:custom-shape draw:style-name="gr3" draw:text-style-name="P3" draw:layer="layout" svg:width="1.022cm" svg:height="3.248cm" svg:x="1.263cm" svg:y="3.60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5cm" svg:y1="3.457cm" svg:x2="2.315cm" svg:y2="6.945cm">
          <text:p/>
        </draw:line>
        <draw:custom-shape draw:style-name="gr5" draw:text-style-name="P1" draw:layer="layout" svg:width="3.897cm" svg:height="0.423cm" svg:x="13.286cm" svg:y="4.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2cm" svg:height="3.248cm" svg:x="12.264cm" svg:y="3.60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86cm" svg:y1="3.457cm" svg:x2="13.316cm" svg:y2="6.945cm">
          <text:p/>
        </draw:line>
        <draw:g>
          <draw:path draw:style-name="gr2" draw:text-style-name="P2" draw:layer="layout" svg:width="3.806cm" svg:height="0.376cm" draw:transform="skewX (-0.0228638132011257) rotate (-3.08940730895516) translate (17.2538199992092cm 5.2833881707754cm)" svg:viewBox="0 0 3807 377" svg:d="M3807 377c-1824-498-1947-427-3807-217">
            <text:p/>
          </draw:path>
          <draw:path draw:style-name="gr2" draw:text-style-name="P2" draw:layer="layout" svg:width="3.806cm" svg:height="0.376cm" draw:transform="skewX (-0.0228638132011257) rotate (-3.08940730895516) translate (17.1933900035217cm 4.83594269209492cm)" svg:viewBox="0 0 3807 377" svg:d="M3807 377c-1824-498-1947-427-3807-217">
            <text:p/>
          </draw:path>
          <draw:line draw:style-name="gr2" draw:text-style-name="P2" draw:layer="layout" svg:x1="13.38cm" svg:y1="4.651cm" svg:x2="13.38cm" svg:y2="5.098cm">
            <text:p/>
          </draw:line>
          <draw:line draw:style-name="gr2" draw:text-style-name="P2" draw:layer="layout" svg:x1="17.169cm" svg:y1="4.652cm" svg:x2="17.169cm" svg:y2="5.099cm">
            <text:p/>
          </draw:line>
        </draw:g>
        <draw:g>
          <draw:path draw:style-name="gr6" draw:text-style-name="P2" draw:layer="layout" svg:width="3.806cm" svg:height="0.376cm" draw:transform="skewX (0.0218166156499291) rotate (-0.052185344634631) translate (13.4518642765016cm 4.15002515577463cm)" svg:viewBox="0 0 3807 377" svg:d="M0 377c1824-498 1947-427 3807-217">
            <text:p/>
          </draw:path>
          <draw:path draw:style-name="gr6" draw:text-style-name="P2" draw:layer="layout" svg:width="3.806cm" svg:height="0.376cm" draw:transform="skewX (0.0218166156499291) rotate (-0.052185344634631) translate (13.391434280814cm 4.59747063445511cm)" svg:viewBox="0 0 3807 377" svg:d="M0 377c1824-498 1947-427 3807-217">
            <text:p/>
          </draw:path>
          <draw:line draw:style-name="gr6" draw:text-style-name="P2" draw:layer="layout" svg:x1="13.38cm" svg:y1="4.981cm" svg:x2="13.38cm" svg:y2="4.534cm">
            <text:p/>
          </draw:line>
          <draw:line draw:style-name="gr6" draw:text-style-name="P2" draw:layer="layout" svg:x1="17.169cm" svg:y1="4.98cm" svg:x2="17.169cm" svg:y2="4.533cm">
            <text:p/>
          </draw:line>
        </draw:g>
        <draw:custom-shape draw:style-name="gr3" draw:text-style-name="P3" draw:layer="layout" svg:width="1.022cm" svg:height="3.248cm" svg:x="17.22cm" svg:y="3.607cm">
          <text:p/>
          <draw:enhanced-geometry svg:viewBox="0 0 21600 21600" draw:mirror-horizontal="true" draw:type="rectangle" draw:enhanced-path="M 0 0 L 21600 0 21600 21600 0 21600 0 0 Z N"/>
        </draw:custom-shape>
        <draw:line draw:style-name="gr4" draw:text-style-name="P2" draw:layer="layout" svg:x1="17.22cm" svg:y1="3.457cm" svg:x2="17.19cm" svg:y2="6.945cm">
          <text:p/>
        </draw:line>
        <draw:custom-shape draw:style-name="gr3" draw:text-style-name="P3" draw:layer="layout" svg:width="1.022cm" svg:height="3.248cm" svg:x="12.29cm" svg:y="3.60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312cm" svg:y1="3.457cm" svg:x2="13.342cm" svg:y2="6.945cm">
          <text:p/>
        </draw:line>
        <draw:g>
          <draw:line draw:style-name="gr7" draw:text-style-name="P2" draw:layer="layout" svg:x1="2.419cm" svg:y1="7.848cm" svg:x2="6.521cm" svg:y2="7.848cm">
            <text:p/>
          </draw:line>
          <draw:frame draw:style-name="gr8" draw:text-style-name="P4" draw:layer="layout" svg:width="1.368cm" svg:height="1.219cm" svg:x="3.905cm" svg:y="7.432cm">
            <draw:text-box>
              <text:p><text:span text:style-name="T1">λ/4</text:span></text:p>
            </draw:text-box>
          </draw:frame>
          <draw:frame draw:style-name="gr9" draw:text-style-name="P5" draw:layer="layout" svg:width="0.502cm" svg:height="0.962cm" svg:x="2.656cm" svg:y="7.491cm">
            <draw:text-box>
              <text:p/>
            </draw:text-box>
          </draw:frame>
        </draw:g>
        <draw:g>
          <draw:line draw:style-name="gr7" draw:text-style-name="P2" draw:layer="layout" svg:x1="13.419cm" svg:y1="7.849cm" svg:x2="17.521cm" svg:y2="7.849cm">
            <text:p/>
          </draw:line>
          <draw:frame draw:style-name="gr8" draw:text-style-name="P4" draw:layer="layout" svg:width="1.368cm" svg:height="1.219cm" svg:x="14.905cm" svg:y="7.433cm">
            <draw:text-box>
              <text:p><text:span text:style-name="T1">λ/2</text:span></text:p>
            </draw:text-box>
          </draw:frame>
          <draw:frame draw:style-name="gr9" draw:text-style-name="P5" draw:layer="layout" svg:width="0.502cm" svg:height="0.962cm" svg:x="13.656cm" svg:y="7.492cm">
            <draw:text-box>
              <text:p/>
            </draw:text-box>
          </draw:frame>
        </draw:g>
      </draw:page>
    </office:drawing>
  </office:body>
</office:document-content>
</file>

<file path=Object 2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frac>
        <mi>E</mi>
        <mi>J</mi>
      </mfrac>
      <mo stretchy="false">=</mo>
      <mi>ρ</mi>
    </mrow>
    <annotation encoding="StarMath 5.0">E over J = %rho</annotation>
  </semantics>
</math>
</file>

<file path=Object 30/content.xml><?xml version="1.0" encoding="utf-8"?>
<math xmlns="http://www.w3.org/1998/Math/MathML" display="block">
  <semantics>
    <mrow>
      <mfrac>
        <msub>
          <mi>f</mi>
          <mi>d</mi>
        </msub>
        <msub>
          <mi>f</mi>
          <mi>o</mi>
        </msub>
      </mfrac>
      <mo stretchy="false">=</mo>
      <mfrac>
        <mi>u</mi>
        <mi>c</mi>
      </mfrac>
    </mrow>
    <annotation encoding="StarMath 5.0">{ f_d } over { f_o } = u over c</annotation>
  </semantics>
</math>
</file>

<file path=Object 4/content.xml><?xml version="1.0" encoding="utf-8"?>
<math xmlns="http://www.w3.org/1998/Math/MathML" display="block">
  <semantics>
    <mrow>
      <mrow>
        <mfrac>
          <mrow>
            <mi>V</mi>
            <mo stretchy="false">/</mo>
            <mi>l</mi>
          </mrow>
          <mrow>
            <mi>I</mi>
            <mo stretchy="false">/</mo>
            <mi>A</mi>
          </mrow>
        </mfrac>
        <mo stretchy="false">=</mo>
        <mi>ρ</mi>
      </mrow>
      <mspace width="2em"/>
      <mi>,</mi>
      <mrow>
        <mfrac>
          <mi>V</mi>
          <mi>I</mi>
        </mfrac>
        <mo stretchy="false">=</mo>
        <mi>ρ</mi>
      </mrow>
      <mrow>
        <mfrac>
          <mi>l</mi>
          <mi>A</mi>
        </mfrac>
        <mo stretchy="false">=</mo>
        <mi>R</mi>
      </mrow>
    </mrow>
    <annotation encoding="StarMath 5.0">{V/l} over {I/A}=%rho~, V over I = %rho l over A=R</annotation>
  </semantics>
</math>
</file>

<file path=Object 5/content.xml><?xml version="1.0" encoding="utf-8"?>
<math xmlns="http://www.w3.org/1998/Math/MathML" display="block">
  <semantics>
    <mrow>
      <msub>
        <mi>E</mi>
        <mi>i</mi>
      </msub>
      <mrow>
        <mspace width="2em"/>
        <mo stretchy="false">=</mo>
        <mrow>
          <munder>
            <mo stretchy="false">∑</mo>
            <mrow>
              <mi>j</mi>
              <mo stretchy="false">=</mo>
              <mn>1,2,3</mn>
            </mrow>
          </munder>
          <msub>
            <mi mathvariant="normal">ρ</mi>
            <mi mathvariant="italic">ij</mi>
          </msub>
        </mrow>
      </mrow>
      <msub>
        <mi>J</mi>
        <mi>j</mi>
      </msub>
      <mrow>
        <mspace width="2em"/>
        <mo stretchy="false">+</mo>
        <mspace width="2em"/>
      </mrow>
      <mrow>
        <munder>
          <mo stretchy="false">∑</mo>
          <mrow>
            <mi>j</mi>
            <mo stretchy="false">=</mo>
            <mn>1,2,3</mn>
          </mrow>
        </munder>
        <mspace width="0.5em"/>
      </mrow>
      <mrow>
        <munder>
          <mo stretchy="false">∑</mo>
          <mrow>
            <mrow>
              <mi>k</mi>
              <mo stretchy="false">=</mo>
              <mn>1,.</mn>
            </mrow>
            <mn>..</mn>
            <mi>,</mi>
            <mn>6</mn>
          </mrow>
        </munder>
        <msub>
          <mi mathvariant="normal">π</mi>
          <mi mathvariant="italic">ijk</mi>
        </msub>
      </mrow>
      <msub>
        <mi>J</mi>
        <mi>i</mi>
      </msub>
      <msub>
        <mi mathvariant="normal">ϕ</mi>
        <mi>k</mi>
      </msub>
    </mrow>
    <annotation encoding="StarMath 5.0">E_i ~ = sum from{j=1,2,3} %rho_{ij} J_j ~+~ sum from {j=1,2,3}` sum from {k=1,...,6} %pi_{ijk}J_i %phi_k</annotation>
  </semantics>
</math>
</file>

<file path=Object 6/content.xml><?xml version="1.0" encoding="utf-8"?>
<math xmlns="http://www.w3.org/1998/Math/MathML" display="block">
  <semantics>
    <mrow>
      <mrow>
        <mfrac>
          <mi>Q</mi>
          <mi>A</mi>
        </mfrac>
        <mo stretchy="false">=</mo>
        <mi>ϵ</mi>
      </mrow>
      <mi>E</mi>
    </mrow>
    <annotation encoding="StarMath 5.0">Q over A = %epsilon E</annotation>
  </semantics>
</math>
</file>

<file path=Object 7/content.xml><?xml version="1.0" encoding="utf-8"?>
<math xmlns="http://www.w3.org/1998/Math/MathML" display="block">
  <semantics>
    <mrow>
      <mrow>
        <mi>C</mi>
        <mo stretchy="false">=</mo>
        <mfrac>
          <mi>Q</mi>
          <mi>V</mi>
        </mfrac>
        <mo stretchy="false">=</mo>
        <mi>ϵ</mi>
      </mrow>
      <mfrac>
        <mi>A</mi>
        <mi>l</mi>
      </mfrac>
    </mrow>
    <annotation encoding="StarMath 5.0">C=Q over V = %epsilon A over l</annotation>
  </semantics>
</math>
</file>

<file path=Object 8/content.xml><?xml version="1.0" encoding="utf-8"?>
<math xmlns="http://www.w3.org/1998/Math/MathML" display="block">
  <semantics>
    <mrow>
      <mrow>
        <mfrac>
          <mi>Q</mi>
          <mi>A</mi>
        </mfrac>
        <mo stretchy="false">=</mo>
        <mi mathvariant="normal">ϵ</mi>
      </mrow>
      <mrow>
        <mi>E</mi>
        <mo stretchy="false">+</mo>
        <msub>
          <mi>d</mi>
          <mi>p</mi>
        </msub>
      </mrow>
      <mi mathvariant="normal">ϕ</mi>
    </mrow>
    <annotation encoding="StarMath 5.0">Q over A = %epsilon E + d_p %phi</annotation>
  </semantics>
</math>
</file>

<file path=Object 9/content.xml><?xml version="1.0" encoding="utf-8"?>
<math xmlns="http://www.w3.org/1998/Math/MathML" display="block">
  <semantics>
    <mrow>
      <mrow>
        <mfrac>
          <mrow>
            <mi mathvariant="normal">Δ</mi>
            <mi>l</mi>
          </mrow>
          <mi>l</mi>
        </mfrac>
        <mo stretchy="false">=</mo>
        <mrow>
          <mfrac>
            <mi mathvariant="normal">ϕ</mi>
            <mi>Y</mi>
          </mfrac>
          <mo stretchy="false">−</mo>
          <msub>
            <mi>d</mi>
            <mi>p</mi>
          </msub>
        </mrow>
      </mrow>
      <mi>E</mi>
    </mrow>
    <annotation encoding="StarMath 5.0">{%DELTA l} over l = %phi over Y  - d_p E</annotation>
  </semantics>
</math>
</file>